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2691" officeooo:paragraph-rsid="00142691"/>
    </style:style>
    <style:style style:name="P2" style:family="paragraph" style:parent-style-name="Standard">
      <style:text-properties officeooo:rsid="00147ff5" officeooo:paragraph-rsid="00147ff5"/>
    </style:style>
    <style:style style:name="P3" style:family="paragraph" style:parent-style-name="Standard">
      <style:text-properties officeooo:rsid="002f9502" officeooo:paragraph-rsid="002f9502"/>
    </style:style>
    <style:style style:name="P4" style:family="paragraph" style:parent-style-name="Standard">
      <style:text-properties officeooo:rsid="001d84ec" officeooo:paragraph-rsid="0024a394"/>
    </style:style>
    <style:style style:name="P5" style:family="paragraph" style:parent-style-name="Standard">
      <style:text-properties fo:font-weight="bold" officeooo:rsid="002f9502" officeooo:paragraph-rsid="002f9502" style:font-weight-asian="bold" style:font-weight-complex="bold"/>
    </style:style>
    <style:style style:name="P6" style:family="paragraph" style:parent-style-name="Standard">
      <style:text-properties fo:font-weight="bold" officeooo:rsid="003c6a14" officeooo:paragraph-rsid="003c6a14" style:font-weight-asian="bold" style:font-weight-complex="bold"/>
    </style:style>
    <style:style style:name="P7" style:family="paragraph" style:parent-style-name="Standard">
      <style:text-properties fo:font-weight="normal" officeooo:rsid="00325bc5" officeooo:paragraph-rsid="00327dc6" style:font-weight-asian="normal" style:font-weight-complex="normal"/>
    </style:style>
    <style:style style:name="P8" style:family="paragraph" style:parent-style-name="Standard">
      <style:text-properties fo:font-weight="normal" officeooo:rsid="00345257" officeooo:paragraph-rsid="00327dc6" style:font-weight-asian="normal" style:font-weight-complex="normal"/>
    </style:style>
    <style:style style:name="P9" style:family="paragraph" style:parent-style-name="Standard">
      <style:text-properties fo:font-weight="normal" officeooo:rsid="00345257" officeooo:paragraph-rsid="00345257" style:font-weight-asian="normal" style:font-weight-complex="normal"/>
    </style:style>
    <style:style style:name="P10" style:family="paragraph" style:parent-style-name="Standard">
      <style:text-properties fo:font-weight="normal" officeooo:rsid="0036c04c" officeooo:paragraph-rsid="00384cfa" style:font-weight-asian="normal" style:font-weight-complex="normal"/>
    </style:style>
    <style:style style:name="P11" style:family="paragraph" style:parent-style-name="Standard">
      <style:text-properties fo:font-weight="normal" officeooo:rsid="003e1113" officeooo:paragraph-rsid="003e1113" style:font-weight-asian="normal" style:font-weight-complex="normal"/>
    </style:style>
    <style:style style:name="P12" style:family="paragraph" style:parent-style-name="Standard">
      <style:text-properties fo:font-weight="normal" officeooo:rsid="004254fd" officeooo:paragraph-rsid="004254fd" style:font-weight-asian="normal" style:font-weight-complex="normal"/>
    </style:style>
    <style:style style:name="P13" style:family="paragraph" style:parent-style-name="Standard">
      <style:text-properties fo:font-weight="normal" officeooo:rsid="00428135" officeooo:paragraph-rsid="00428135" style:font-weight-asian="normal" style:font-weight-complex="normal"/>
    </style:style>
    <style:style style:name="P14" style:family="paragraph" style:parent-style-name="Standard">
      <style:text-properties fo:font-weight="normal" officeooo:rsid="004b4de1" officeooo:paragraph-rsid="004b4de1" style:font-weight-asian="normal" style:font-weight-complex="normal"/>
    </style:style>
    <style:style style:name="T1" style:family="text">
      <style:text-properties officeooo:rsid="00272b44"/>
    </style:style>
    <style:style style:name="T2" style:family="text">
      <style:text-properties officeooo:rsid="002f9502"/>
    </style:style>
    <style:style style:name="T3" style:family="text">
      <style:text-properties officeooo:rsid="00327dc6"/>
    </style:style>
    <style:style style:name="T4" style:family="text">
      <style:text-properties officeooo:rsid="00345257"/>
    </style:style>
    <style:style style:name="T5" style:family="text">
      <style:text-properties officeooo:rsid="0034bf29"/>
    </style:style>
    <style:style style:name="T6" style:family="text">
      <style:text-properties officeooo:rsid="00353658"/>
    </style:style>
    <style:style style:name="T7" style:family="text">
      <style:text-properties officeooo:rsid="0036c04c"/>
    </style:style>
    <style:style style:name="T8" style:family="text">
      <style:text-properties officeooo:rsid="00371feb"/>
    </style:style>
    <style:style style:name="T9" style:family="text">
      <style:text-properties officeooo:rsid="0037f2c1"/>
    </style:style>
    <style:style style:name="T10" style:family="text">
      <style:text-properties officeooo:rsid="00384cfa"/>
    </style:style>
    <style:style style:name="T11" style:family="text">
      <style:text-properties officeooo:rsid="0039b138"/>
    </style:style>
    <style:style style:name="T12" style:family="text">
      <style:text-properties officeooo:rsid="0039e41a"/>
    </style:style>
    <style:style style:name="T13" style:family="text">
      <style:text-properties officeooo:rsid="003ad794"/>
    </style:style>
    <style:style style:name="T14" style:family="text">
      <style:text-properties officeooo:rsid="003b6cf2"/>
    </style:style>
    <style:style style:name="T15" style:family="text">
      <style:text-properties officeooo:rsid="003fa4ff"/>
    </style:style>
    <style:style style:name="T16" style:family="text">
      <style:text-properties officeooo:rsid="0043df74"/>
    </style:style>
    <style:style style:name="T17" style:family="text">
      <style:text-properties officeooo:rsid="004552fd"/>
    </style:style>
    <style:style style:name="T18" style:family="text">
      <style:text-properties officeooo:rsid="004688c6"/>
    </style:style>
    <style:style style:name="T19" style:family="text">
      <style:text-properties officeooo:rsid="004a20a2"/>
    </style:style>
    <style:style style:name="T20" style:family="text">
      <style:text-properties officeooo:rsid="004b26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Astari Life, Biology, <text:span text:style-name="T1">Fertility, Population</text:span></text:p>
      <text:p text:style-name="P1"/>
      <text:p text:style-name="P2">Death from age: ~1000 years</text:p>
      <text:p text:style-name="P2"><text:span text:style-name="T2">Physical </text:span>Maturity: ~20 years</text:p>
      <text:p text:style-name="P3">Sexual Maturity: ~60 years</text:p>
      <text:p text:style-name="P2">Breeding years: <text:span text:style-name="T2">60</text:span> – <text:span text:style-name="T2">180</text:span></text:p>
      <text:p text:style-name="P4"/>
      <text:p text:style-name="P5">Who are the astari?</text:p>
      <text:p text:style-name="P7">The astari are a race of beings created by the Greater Auhron, Guire. Guire created the astari in the general image of his people, the wait<text:span text:style-name="T3">h, though the astari don’t have the horns are natural shapeshifting of the waith. The astari are a generally tall people, averaging about two meters tall with women slightly shorter than men. </text:span><text:span text:style-name="T4">Like the waith, they are a naturally hardy people. Their biology is more efficient than that of humanity, giving the astar a natural inclination towards lean muscle buildup. Additionally, the astari have powerful immune systems capable of nullifying all but the most potent of toxins—this essentially immunizes the astari against common acute sicknesses that humans experience. The astari, however, suffer from their own unique sicknesses and diseases, often more chronically than humans.</text:span></text:p>
      <text:p text:style-name="P8"/>
      <text:p text:style-name="P9">Astari phenotype can change rapidly. Skin tones of the astari range from deep blue-blacks to snowy whites, with colors like red or olive alongside human-like skin tones in between. Their hair, equally, has numerous natural colors.</text:p>
      <text:p text:style-name="P7"/>
      <text:p text:style-name="P7"><text:span text:style-name="T3">The nature of the divine creation of the astari gave them </text:span><text:span text:style-name="T5">unique “supernatural” characteristics. </text:span><text:span text:style-name="T6">When Guire created the astari, he did so as a means of giving his people a legacy, for he was certain that the time of the waith was coming to a swift end. In doing this, he imparted upon the astari an ephemeral connection to his own immortal soul. Guire is a Greater Auhron, a being existing entirely within the realm of Corilya but not reliant on the magic of belief to sustain himself. His existence is encapsulated within his nexus, which has experienced untold eras and spaces during his mortal life and his time with Hera’roilya. </text:span><text:span text:style-name="T7">Guire is also connected to the countless waith that reside in The Veil in various afterlives. Through Guire, the astari are connected to the lives of all waith in The Veil and to the endless memories of Guire himself.</text:span></text:p>
      <text:p text:style-name="P7"/>
      <text:p text:style-name="P10">Astari sleep is very much unlike that of a human. Biologically similar to the waith, sleep is dominated by reveries that each person can typically control. This helps the astar remember and organize the long years of their lives—they can simply return to beloved memories in their dreams. <text:span text:style-name="T8">Painful memories are difficult to control, often surfacing without the conscious will of the sleeping astar. While this reverie state is shared with the long-lived Far Ul species, </text:span><text:span text:style-name="T9">the astari connection to Guire allows the astari to experience memories not their own. This typically only happens at certain periods of an astar’s life. During the first few years of life, only about 4-5 years on average, an astar child without need of aid in recalling their own memories </text:span><text:span text:style-name="T10">and without any experiential memories of their own </text:span><text:span text:style-name="T9">often experience their reveries as impossibly profound things—</text:span><text:span text:style-name="T10">the memories of Guire himself during his time beneath the bowl of the world as he meditated into the universe. After about 4-5 years old, an astar child will have their first true experiential reverie of their waking life, and the profundities of Guire quickly fade </text:span><text:span text:style-name="T11">until they occur no more</text:span><text:span text:style-name="T10">. It is incredibly rare for an astar to remember anything beyond the vaguest sense of these early reveries. Occasionally there is an astar unable to transition beyond the visions of Guire’s meditations, a unique form of mental illness in which the astar is hard-pressed to recall any part of their lives beyond a comparatively short time (it may be days, it may be a number of years). The profundities, now occurring when the astar is old enough to retain them, often drive them towards swift insanity.</text:span></text:p>
      <text:p text:style-name="P10"><text:soft-page-break/><text:span text:style-name="T10">An astar’s middle </text:span><text:span text:style-name="T12">and later </text:span><text:span text:style-name="T10">life is filled with reveries only of their own life, but this time eventually comes to an end. Toward the late</text:span><text:span text:style-name="T12">st</text:span><text:span text:style-name="T10"> years of astari life, around </text:span><text:span text:style-name="T12">800-900 years, an astar may begin to see memories or relive experiences that are not their own, but instead are pulled from beyond The Veil, from waith </text:span><text:span text:style-name="T17">and astari</text:span><text:span text:style-name="T12"> long deceased. These unbidden memories often start fleeting and rare, but get more and more common as the astar becomes more venerable. </text:span><text:span text:style-name="T13">They begin to replace the memories the astar may have once held so dear, and it becomes harder and harder to discern which of the reveries are their own, and which belong to the unknown persons existing past the haze of Guire’s nexus. These new reveries have different effects on different astar. Some become introspective and wistful, turning from common ambitions and returning to nostalgic experiences or family. They can focus on exploring the memories of their own life that they have left in this time. Others may be slowly driven mad, partially unaware of their own depreciation, </text:span><text:span text:style-name="T14">partially</text:span><text:span text:style-name="T13"> painfully aware. </text:span><text:span text:style-name="T18">Witnessing a reverie from beyond The Veil has other consequences—the morning after the first of these reveries, the eyes of the astar begin to appear ethereal, more nebulous, stormy, or crackling. Echoes of The Veil’s chaos cement themselves within the cerebral cortex of the astar, affecting slight physicalities. </text:span><text:span text:style-name="T19">Because this transitioning effect of the reverie is tied to the brain, </text:span><text:span text:style-name="T20">damage to the brain can upset the timing of transitions or cause them to be nonexistent. </text:span></text:p>
      <text:p text:style-name="P10"/>
      <text:p text:style-name="P11">There cerebral cortex of an astar is much denser than that of a human. This extra brain power doesn’t make the astari smarter—instead, it gives them heightened abilities of <text:span text:style-name="T15">reflex and </text:span>perception, like the waith, and creates a framework for their sleeping reveries. <text:span text:style-name="T15">The long lives of the astari require more brainpower to record the necessary memories and also necessitates a means of accessing them. This is all done within this denser cerebral cortex.</text:span></text:p>
      <text:p text:style-name="P11"/>
      <text:p text:style-name="P13">Astari eyes come in many varieties. An astar’s sclera is typically one color, but that color can vary quite chromatically. The sclera and iris tend to be similar colors, but might not necessarily be the same. <text:span text:style-name="T16">The “texture” of the iris might also seem alien to a human—from a nebulous, starry swirl to sharp lines like micro-fractured ice. </text:span>An astar’s pupil is slightly more elongated than a human’s, <text:span text:style-name="T16">half way between a human’s circles and</text:span> cat-like <text:span text:style-name="T16">slits</text:span>. In low light, an astar’s pupils will expand dramatically, much like a cat’s, and take on an iridescent glaze. Atari typically have more effective vision in low-light and darkness than humans.</text:p>
      <text:p text:style-name="P10"/>
      <text:p text:style-name="P6">Effects of Longevity on Culture</text:p>
      <text:p text:style-name="P12">The long lives of the astari has subtle, wide-reaching implications on culture.</text:p>
      <text:p text:style-name="P12">-Some </text:p>
      <text:p text:style-name="P12"/>
      <text:p text:style-name="P12">widely affects what is important to them.</text:p>
      <text:p text:style-name="P12"/>
      <text:p text:style-name="P14">Assumptions on the nature of the astari:</text:p>
      <text:p text:style-name="P14">- Astari do not learn any faster or slower than humans</text:p>
      <text:p text:style-name="P14">- Astari are not naturally “hardwired” towards any specific worldview or outlook. Just like humans, astari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18T19:46:10.737071565</meta:creation-date>
    <dc:date>2021-04-14T20:45:28.711688925</dc:date>
    <meta:editing-duration>P1DT7H14M12S</meta:editing-duration>
    <meta:editing-cycles>25</meta:editing-cycles>
    <meta:generator>LibreOffice/6.4.7.2$Linux_X86_64 LibreOffice_project/40$Build-2</meta:generator>
    <meta:document-statistic meta:table-count="0" meta:image-count="0" meta:object-count="0" meta:page-count="2" meta:paragraph-count="20" meta:word-count="1126" meta:character-count="6752" meta:non-whitespace-character-count="5647"/>
  </office:meta>
</office:document-meta>
</file>